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48cm" fo:min-width="6.148cm"/>
    </style:style>
    <style:style style:name="gr2" style:family="graphic" style:parent-style-name="standard">
      <style:graphic-properties draw:textarea-horizontal-align="justify" draw:textarea-vertical-align="middle" draw:auto-grow-height="false" fo:min-height="1.448cm" fo:min-width="6.006cm"/>
    </style:style>
    <style:style style:name="gr3" style:family="graphic" style:parent-style-name="standard">
      <style:graphic-properties draw:textarea-horizontal-align="justify" draw:textarea-vertical-align="middle" draw:auto-grow-height="false" fo:min-height="1.85cm" fo:min-width="8cm"/>
    </style:style>
    <style:style style:name="gr4" style:family="graphic" style:parent-style-name="standard">
      <style:graphic-properties draw:textarea-horizontal-align="justify" draw:textarea-vertical-align="middle" draw:auto-grow-height="false" fo:min-height="1.072cm" fo:min-width="5.482cm"/>
    </style:style>
    <style:style style:name="gr5" style:family="graphic" style:parent-style-name="standard">
      <style:graphic-properties draw:textarea-horizontal-align="justify" draw:textarea-vertical-align="middle" draw:auto-grow-height="false" fo:min-height="1.136cm" fo:min-width="5.482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15cm" fo:min-width="2.1cm"/>
    </style:style>
    <style:style style:name="gr9" style:family="graphic" style:parent-style-name="standard">
      <style:graphic-properties draw:textarea-horizontal-align="justify" draw:textarea-vertical-align="middle" draw:auto-grow-height="false" fo:min-height="2.25cm" fo:min-width="6.3cm"/>
    </style:style>
    <style:style style:name="gr10" style:family="graphic" style:parent-style-name="standard">
      <style:graphic-properties draw:textarea-horizontal-align="justify" draw:textarea-vertical-align="middle" draw:auto-grow-height="false" fo:min-height="1.262cm" fo:min-width="4.1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55cm" fo:min-width="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9.4cm" svg:height="2.4cm" svg:x="5.7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9.2cm" svg:height="2.4cm" svg:x="5.2cm" svg:y="26.3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8.5cm" svg:height="2.1cm" svg:x="6.5cm" svg:y="10.7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9.5cm" svg:height="2.1cm" svg:x="6.3cm" svg:y="4.3cm">
          <text:p text:style-name="P1">Pobierz star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3" draw:id="id3" draw:layer="layout" svg:width="9.5cm" svg:height="2.2cm" svg:x="8.1cm" svg:y="7.1cm">
          <text:p text:style-name="P1">Pobierz stop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svg:x1="10.4cm" svg:y1="3.5cm" svg:x2="11.05cm" svg:y2="4.3cm" draw:start-shape="id1" draw:start-glue-point="8" draw:end-shape="id2" draw:end-glue-point="5" svg:d="M10400 3500v401h650v399" svg:viewBox="0 0 651 801">
          <text:p/>
        </draw:connector>
        <draw:connector draw:style-name="gr7" draw:text-style-name="P2" draw:layer="layout" draw:type="line" svg:x1="14.613cm" svg:y1="5.35cm" svg:x2="14.038cm" svg:y2="7.1cm" draw:start-shape="id2" draw:start-glue-point="6" draw:end-shape="id3" draw:end-glue-point="4" svg:d="M14613 5350l-575 1750" svg:viewBox="0 0 576 1751">
          <text:p/>
        </draw:connector>
        <draw:connector draw:style-name="gr7" draw:text-style-name="P2" draw:layer="layout" draw:type="line" svg:x1="12.85cm" svg:y1="9.3cm" svg:x2="10.75cm" svg:y2="10.7cm" draw:start-shape="id3" draw:start-glue-point="8" draw:end-shape="id4" svg:d="M12850 9300l-2100 1400" svg:viewBox="0 0 2101 1401">
          <text:p/>
        </draw:connector>
        <draw:custom-shape draw:style-name="gr8" draw:text-style-name="P1" xml:id="id5" draw:id="id5" draw:layer="layout" svg:width="5.2cm" svg:height="4.8cm" svg:x="8.3cm" svg:y="17.6cm">
          <text:p text:style-name="P1">I &lt; 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6" draw:id="id6" draw:layer="layout" svg:width="6.8cm" svg:height="2.5cm" svg:x="12.8cm" svg:y="20.7cm">
          <text:p text:style-name="P1">suma=suma+i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10.85cm" svg:y1="16.8cm" svg:x2="10.9cm" svg:y2="17.6cm" draw:end-shape="id5" draw:end-glue-point="4" svg:d="M10850 16800l50 800" svg:viewBox="0 0 51 801">
          <text:p/>
        </draw:connector>
        <draw:custom-shape draw:style-name="gr10" draw:text-style-name="P1" xml:id="id7" draw:id="id7" draw:layer="layout" svg:width="7.4cm" svg:height="2.4cm" svg:x="1.7cm" svg:y="21.6cm">
          <text:p text:style-name="P1">Drukuj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2" draw:layer="layout" svg:x1="13.5cm" svg:y1="20cm" svg:x2="16.2cm" svg:y2="20.7cm" draw:start-shape="id5" draw:start-glue-point="7" draw:end-shape="id6" svg:d="M13500 20000h2700v700" svg:viewBox="0 0 2701 701">
          <text:p text:style-name="P1">tak</text:p>
        </draw:connector>
        <draw:connector draw:style-name="gr11" draw:text-style-name="P2" draw:layer="layout" svg:x1="8.3cm" svg:y1="20cm" svg:x2="5.4cm" svg:y2="21.6cm" draw:start-shape="id5" draw:start-glue-point="5" draw:end-shape="id7" svg:d="M8300 20000h-2900v1600" svg:viewBox="0 0 2901 1601">
          <text:p text:style-name="P1">nie</text:p>
        </draw:connector>
        <draw:connector draw:style-name="gr7" draw:text-style-name="P2" draw:layer="layout" draw:type="line" svg:x1="5.4cm" svg:y1="24cm" svg:x2="5.2cm" svg:y2="27.5cm" draw:start-shape="id7" draw:start-glue-point="8" draw:end-shape="id8" svg:d="M5400 24000l-200 3500" svg:viewBox="0 0 201 3501">
          <text:p/>
        </draw:connector>
        <draw:custom-shape draw:style-name="gr12" draw:text-style-name="P1" xml:id="id9" draw:id="id9" draw:layer="layout" svg:width="7.5cm" svg:height="2.8cm" svg:x="7.2cm" svg:y="13.4cm">
          <text:p text:style-name="P1">i=start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10.75cm" svg:y1="12.8cm" svg:x2="10.95cm" svg:y2="13.4cm" draw:start-shape="id4" draw:start-glue-point="2" draw:end-shape="id9" svg:d="M10750 12800l200 600" svg:viewBox="0 0 201 601">
          <text:p/>
        </draw:connector>
        <draw:custom-shape draw:style-name="gr9" draw:text-style-name="P1" xml:id="id10" draw:id="id10" draw:layer="layout" svg:width="6.8cm" svg:height="2.5cm" svg:x="12.8cm" svg:y="23.8cm">
          <text:p text:style-name="P1">i=i+2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16.2cm" svg:y1="23.2cm" svg:x2="16.2cm" svg:y2="23.8cm" draw:start-shape="id6" draw:start-glue-point="2" draw:end-shape="id10" draw:end-glue-point="0" svg:d="M16200 23200v600" svg:viewBox="0 0 1 601">
          <text:p/>
        </draw:connector>
        <draw:connector draw:style-name="gr7" draw:text-style-name="P2" draw:layer="layout" svg:x1="19.6cm" svg:y1="25.05cm" svg:x2="10.9cm" svg:y2="17.6cm" draw:start-shape="id10" draw:start-glue-point="1" draw:end-shape="id5" draw:end-glue-point="4" svg:d="M19600 25050h501v-7951h-9201v501" svg:viewBox="0 0 9202 7952">
          <text:p/>
        </draw:connector>
        <draw:connector draw:style-name="gr7" draw:text-style-name="P2" draw:layer="layout" draw:type="line" svg:x1="10.95cm" svg:y1="16.2cm" svg:x2="10.9cm" svg:y2="17.6cm" draw:start-shape="id9" draw:start-glue-point="2" draw:end-shape="id5" draw:end-glue-point="4" svg:d="M10950 16200l-50 1400" svg:viewBox="0 0 5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1:34:50.900918617</meta:creation-date>
    <dc:date>2019-11-14T12:14:35.218740830</dc:date>
    <meta:editing-duration>PT8M53S</meta:editing-duration>
    <meta:editing-cycles>4</meta:editing-cycles>
    <meta:generator>LibreOffice/6.0.7.3$Linux_X86_64 LibreOffice_project/00m0$Build-3</meta:generator>
    <meta:document-statistic meta:object-count="21"/>
  </office:meta>
</office:document-meta>
</file>